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Vazamento de óleo na Baía de Guanabara (1975)</text:span></text:p>
      <text:p text:style-name="P1"><text:span text:style-name="T1">O petroleiro Tarik Iba Ziyad, fretado pela Petrobras, rompeu o casco do navio em frente à enseada do Botafogo. Assim, 6 mil toneladas de óleo foram vazadas, criando manchas de 10 centímetros de espessura em alguns locais, assim como incêndios.</text:span></text:p>
      <text:p text:style-name="P1"><text:span text:style-name="T1">____________________________________________________________________</text:span></text:p>
      <text:p text:style-name="P1"><text:span text:style-name="T1">Vale da Morte em Cubatão (1980)</text:span></text:p>
      <text:p text:style-name="P1"><text:span text:style-name="T1">Na década de 80, Cubatão, em São Paulo, era uma região com alta atividade petroquímica, fato que resultou na contaminação do ar, solo e água da região. Com altos índices de doenças e mortes, o município era considerado o mais poluído do mundo, de acordo com a Organização das Nações Unidas (ONU).</text:span></text:p>
      <text:p text:style-name="P1"><text:span text:style-name="T1"/></text:p>
      <text:p text:style-name="P1"><text:span text:style-name="T1">Por isso, Cubatão ficou conhecido internacionalmente como vale da morte.</text:span></text:p>
      <text:p text:style-name="P1"><text:span text:style-name="T1">_______________________________________________________________________</text:span></text:p>
      <text:p text:style-name="P1"><text:span text:style-name="T1">Incêndio na Vila Socó (1984)</text:span></text:p>
      <text:p text:style-name="P1"><text:span text:style-name="T1">Desastre ambiental</text:span></text:p>
      <text:p text:style-name="P1"><text:span text:style-name="T1">Incêndio na Vila Socó</text:span></text:p>
      <text:p text:style-name="P1"><text:span text:style-name="T1">Uma falha nos dutos subterrâneos da Petrobras causou um vazamento de gasolina na Vila Socó, em Cubatão, São Paulo. Assim, com 700 mil litros espalhados, um incêndio destruiu parte da região e resultou em 93 mortes oficias. Com 3 mil pessoas desabrigadas, os moradores defendem que mais de 500 pessoas morreram no incêndio.</text:span></text:p>
      <text:p text:style-name="P1"><text:span text:style-name="T1">__________________________________________________________________________</text:span></text:p>
      <text:p text:style-name="P1"><text:span text:style-name="T1">Césio 137 em Goiânia (1987)</text:span></text:p>
      <text:p text:style-name="P1"><text:span text:style-name="T1"/></text:p>
      <text:p text:style-name="P1"><text:span text:style-name="T1"><text:s/></text:span></text:p>
      <text:p text:style-name="P1"><text:span text:style-name="T1">Em setembro de 1987, ocorreu um dos maiores acidentes radioativos do mundo. Em uma busca por material, dois catadores de lixo entraram em um hospital abandonado e acharam uma cápsula. A dupla acreditou que poderia vender o objeto para um ferro-velho, e, ao abrir a cápsula, achou um pó branco que brilhava no escuro.</text:span></text:p>
      <text:p text:style-name="P1"><text:span text:style-name="T1"/></text:p>
      <text:p text:style-name="P1"><text:span text:style-name="T1">Ao mostrar para conhecidos e familiares, os homens inconscientemente contaminaram água, solo e pessoas, entre elas, a criança Leide das Neves. Ao total, oficiais registraram quatro mortes e centenas de outros contaminados que desenvolveram doenças.</text:span></text:p>
      <text:p text:style-name="P1"><text:span text:style-name="T1"/></text:p>
      <text:p text:style-name="P1"><text:span text:style-name="T1">Em 1996, a Justiça sentenciou três sócios e um funcionário do hospital abandonado por homicídio culposo. A pena foi de três anos e dois meses de prisão, mas foi trocada por prestação de serviços voluntários.</text:span></text:p>
      <text:p text:style-name="P1"><text:span text:style-name="T1">__________________________________________________________________________</text:span></text:p>
      <text:p text:style-name="P1"><text:span text:style-name="T1">Vazamento de óleo na Baía de Guanabara (2000)</text:span></text:p>
      <text:p text:style-name="P1"><text:span text:style-name="T1">Devido ao rompimento de um duto da Petrobras, houve um vazamento de 1,2 milhão de litros de óleo combustível. Esse óleo atingiu cerca de 25 praias, se espalhou por 50 km2 , destruiu e contaminou toda a área de manguezal no local.</text:span></text:p>
      <text:p text:style-name="P1"><text:span text:style-name="T1">___________________________________________________________________________</text:span></text:p>
      <text:p text:style-name="P1"><text:span text:style-name="T1">Vazamento de óleo em Araucária (2000)</text:span></text:p>
      <text:p text:style-name="P1"><text:span text:style-name="T1">Um duto foi rompido durante a transferência de petróleo do terminal marítimo de São Francisco do Sul, em Santa Catarina, para a Refinaria Presidente Getúlio Vargas (Repar), em Araucária, no Paraná. Por isso, 4 milhões de litros vazaram na bacia do Arroio Saldanha e nos rios Barigui e Iguaçu.</text:span></text:p>
      <text:p text:style-name="P1"><text:span text:style-name="T1"/></text:p>
      <text:p text:style-name="P1"><text:span text:style-name="T1">O Instituto Brasileiro do Meio Ambiente e dos Recursos Naturais Renováveis (Ibama) aplicou uma multa de 168 milhões de reais.</text:span></text:p>
      <text:p text:style-name="P1"><text:span text:style-name="T1">___________________________________________________________________________</text:span></text:p>
      <text:p text:style-name="P1"><text:span text:style-name="T1">Naufrágio da plataforma P-36 na Bacia de Campos (2001)</text:span></text:p>
      <text:p text:style-name="P1"><text:span text:style-name="T1">Desastres ambientais</text:span></text:p>
      <text:p text:style-name="P1"><text:span text:style-name="T1">Plataforma P-36</text:span></text:p>
      <text:p text:style-name="P1"><text:span text:style-name="T1">O acidente iniciou-se no dia 15 de março com uma explosão na plataforma da Petrobras P-36, com 175 pessoas a bordo. No total, foram três explosões e 11 mortes. No dia 18, a plataforma imergiu por completo na água.</text:span></text:p>
      <text:p text:style-name="P1"><text:span text:style-name="T1">___________________________________________________________________________</text:span></text:p>
      <text:p text:style-name="P1"><text:span text:style-name="T1">Vazamento de barragem em Cataguases (2003)</text:span></text:p>
      <text:p text:style-name="P1"><text:span text:style-name="T1">Na Fazenda Bom Destino, em Cataguases, em Minas Gerais, com o rompimento de uma barragem, vazaram os rejeitos da produção de celulose. O acidente, que atingiu os estados de Minas Gerais, Espírito Santo e Rio de Janeiro, fez com que 600 mil pessoas ficassem sem água por semanas.</text:span></text:p>
      <text:p text:style-name="P1"><text:span text:style-name="T1">___________________________________________________________________________</text:span></text:p>
      <text:p text:style-name="P1"><text:span text:style-name="T1">Rompimento de barragem em Miraí (2007)</text:span></text:p>
      <text:p text:style-name="P1"><text:span text:style-name="T1">Houve um rompimento da barragem de mineração Bom Jardim, do Rio Pomba Mineração, que causou um vazamento de lama tóxica. Como resultado, milhares de pessoas foram afetadas. Também, sucedeu a destruição do ecossistema local.</text:span></text:p>
      <text:p text:style-name="P1"><text:span text:style-name="T1">___________________________________________________________________________</text:span></text:p>
      <text:p text:style-name="P1"><text:span text:style-name="T1">Chuvas na região serrana do Rio (2011)</text:span></text:p>
      <text:p text:style-name="P1"><text:span text:style-name="T1">Como resultado de uma série de chuvas e problemas de infraestrutura, houve deslizamentos e enxurradas que causaram 800 mortes e destruição de inúmeras casas nos municípios de Petrópolis, São José do Vale do Rio Preto, Teresópolis, Sumidouro, Nova Friburgo, Bom Jardim, Areal.</text:span></text:p>
      <text:p text:style-name="P1"><text:span text:style-name="T1">___________________________________________________________________________</text:span></text:p>
      <text:p text:style-name="P1"><text:span text:style-name="T1">Vazamento de óleo Bacia de Campos (2011)</text:span></text:p>
      <text:p text:style-name="P1"><text:span text:style-name="T1">Desastre ambiental</text:span></text:p>
      <text:p text:style-name="P1"><text:span text:style-name="T1">Desastre ambiental na Bacia dos Campos (REUTERS/Rogerio Santana/Handout)</text:span></text:p>
      <text:p text:style-name="P1"><text:span text:style-name="T1">Por causa de uma perfuração mal sucedida, ocorreu um vazamento de óleo da empresa Chevron. Segundo especialistas, a área não era propícia para perfuração. Como consequência, o ecossistema foi fortemente impactado e estima-se que o óleo se espalhou por 162 km².</text:span></text:p>
      <text:p text:style-name="P1"><text:span text:style-name="T1">___________________________________________________________________________</text:span></text:p>
      <text:p text:style-name="P1"><text:span text:style-name="T1">Incêndio na Ultracargo (2015)</text:span></text:p>
      <text:p text:style-name="P1"><text:span text:style-name="T1">Durante uma transferência de combustível, ocorreu uma explosão e incêndios. Não houve mortes, mas a população local sofreu problemas respiratórios. Também, a água utilizada para controlar o incêndio foi escoada para o mar, resultando na morte de nove toneladas de peixe.</text:span></text:p>
      <text:p text:style-name="P1"><text:span text:style-name="T1">___________________________________________________________________________</text:span></text:p>
      <text:p text:style-name="P1"><text:span text:style-name="T1">Rompimento da barragem de Mariana (2015)</text:span></text:p>
      <text:p text:style-name="P1"><text:span text:style-name="T1">Desastre ambiental</text:span></text:p>
      <text:p text:style-name="P1"><text:span text:style-name="T1">Rompimento em Mariana (Corpo de Bombeiros/MG<text:s/></text:span><text:span text:style-name="T2">– Divulga</text:span><text:span text:style-name="T3">ção)</text:span></text:p>
      <text:p text:style-name="P1"><text:span text:style-name="T3">O rompimento da Barragem do Fundão, que guardava rejeitos da mineração, lançou 62 milhões de m3 de lama sobre a população local. Foram 19 mortes contabilizadas, além da contaminação da água, e solo e destruição do ecossistema.</text:span></text:p>
      <text:p text:style-name="P1"><text:span text:style-name="T3"/></text:p>
      <text:p text:style-name="P1"><text:span text:style-name="T3">A lama espalhou-se e atingiu mais de 19 municípios. Além disso, mais de dois mil hectares de terra ficaram inaptas para plantio.</text:span></text:p>
      <text:p text:style-name="P1"><text:span text:style-name="T3">___________________________________________________________________________</text:span></text:p>
      <text:p text:style-name="P1"><text:span text:style-name="T3">Rompimento da barragem de Brumadinho (2019)</text:span></text:p>
      <text:p text:style-name="P1"><text:span text:style-name="T3">Assim como o rompimento de Mariana, Brumadinho sofreu com o vazamento de lama tóxica, que causou 259 mortes e 15 desaparecimentos. A duração dos impactos do desastre na água, solo, fauna, flora e população é imprevisível.</text:span></text:p>
      <text:p text:style-name="P1"><text:span text:style-name="T3">___________________________________________________________________________</text:span></text:p>
      <text:p text:style-name="P1"><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